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64in" style:page-number="auto"/>
      <style:text-properties fo:font-size="7.30000019073486pt" style:font-size-asian="7.30000019073486pt" style:font-size-complex="7.3000001907348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3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12" style:family="paragraph" style:parent-style-name="Body_20_text_20__28_5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3"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14" style:family="paragraph" style:parent-style-name="Body_20_text_20__28_2_29_" style:master-page-name="">
      <style:paragraph-properties fo:margin-left="0.4583in" fo:margin-right="0in" fo:margin-top="0in" fo:margin-bottom="0in" loext:contextual-spacing="false" fo:text-align="start"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6"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17" style:family="paragraph" style:parent-style-name="Body_20_text_20__28_2_29_" style:master-page-name="">
      <style:paragraph-properties fo:margin-left="0.2917in" fo:margin-right="0in" fo:margin-top="0in" fo:margin-bottom="0in" loext:contextual-spacing="false" fo:text-align="justify" style:justify-single-word="false" fo:text-indent="0in" style:auto-text-indent="false" style:page-number="auto"/>
    </style:style>
    <style:style style:name="P18"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style>
    <style:style style:name="P19" style:family="paragraph" style:parent-style-name="Body_20_text_20__28_2_29_" style:master-page-name="">
      <style:paragraph-properties fo:margin-left="0.4583in" fo:margin-right="0in" fo:margin-top="0in" fo:margin-bottom="0in" loext:contextual-spacing="false" fo:text-align="start" style:justify-single-word="false" fo:text-indent="-0.1665in" style:auto-text-indent="false" style:page-number="auto"/>
    </style:style>
    <style:style style:name="P20" style:family="paragraph" style:parent-style-name="Body_20_text_20__28_6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21" style:family="paragraph" style:parent-style-name="Body_20_text_20__28_3_29_" style:master-page-name="PageStyle0">
      <style:paragraph-properties fo:margin-left="0.0555in" fo:margin-right="0in" fo:margin-top="0in" fo:margin-bottom="0.0453in" loext:contextual-spacing="false" fo:line-height="0.1181in" fo:text-indent="0in" style:auto-text-indent="false" style:page-number="1"/>
    </style:style>
    <style:style style:name="P22" style:family="paragraph" style:parent-style-name="Heading_20__23_1" style:master-page-name="">
      <style:paragraph-properties fo:margin-left="0.0555in" fo:margin-right="0in" fo:margin-top="0in" fo:margin-bottom="0in" loext:contextual-spacing="false" fo:line-height="0.1807in" fo:keep-together="always" fo:text-indent="0in" style:auto-text-indent="false" style:page-number="auto" fo:keep-with-next="always"/>
    </style:style>
    <style:style style:name="P23" style:family="paragraph" style:parent-style-name="Body_20_text_20__28_2_29_" style:master-page-name="PageStyle1">
      <style:paragraph-properties fo:margin-left="0.1807in" fo:margin-right="0in" fo:margin-top="0in" fo:margin-bottom="0in" loext:contextual-spacing="false" fo:text-align="justify" style:justify-single-word="false" fo:text-indent="0in" style:auto-text-indent="false" style:page-number="2"/>
    </style:style>
    <style:style style:name="P24" style:family="paragraph" style:parent-style-name="Body_20_text_20__28_2_29_" style:master-page-name="PageStyle2">
      <style:paragraph-properties fo:margin-left="0.1807in" fo:margin-right="0in" fo:margin-top="0in" fo:margin-bottom="0in" loext:contextual-spacing="false" fo:text-align="justify" style:justify-single-word="false" fo:text-indent="0in" style:auto-text-indent="false" style:page-number="3"/>
    </style:style>
    <style:style style:name="P25"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46in"/>
        </style:tab-stops>
      </style:paragraph-properties>
    </style:style>
    <style:style style:name="P26"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7"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8"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9"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0"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1"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2"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33"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34"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5"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36"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71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346in" fo:margin-right="2.041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346in" fo:margin-right="2.0417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1.0862in" fo:margin-right="3.2972in" style:editable="false">
        <style:columns fo:column-count="2" fo:column-gap="0.0902in">
          <style:column style:rel-width="32767*" fo:start-indent="0in" fo:end-indent="0.0453in"/>
          <style:column style:rel-width="32768*" fo:start-indent="0.0453in" fo:end-indent="0in"/>
        </style:columns>
      </style:section-properties>
    </style:style>
    <text:list-style style:name="L1">
      <text:list-level-style-number text:level="1" text:style-name="CharStyle1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4"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4"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1"><text:span text:style-name="CharStyle4">THE SECOND EPISTLE OP PAUL THE APOSTLE TO</text:span></text:p>
        <text:h text:style-name="P22" text:outline-level="1"><text:bookmark-start text:name="bookmark0"/><text:span text:style-name="CharStyle9">TIMOTHEUS</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11">Paul an apostle of Christ Jesus by the will of God, in the service of the Life he has 2 promised in Christ Jesus—to his beloved son Timotheus: grace, mercy, peace, from God the Father and Christ Jesus our Lord.</text:span></text:p>
        <text:p text:style-name="P7"><text:span text:style-name="CharStyle15">3</text:span><text:span text:style-name="CharStyle14"> I render thanks to God, the God of my fathers whom I wor­ship with a pure conscience, as I mention you constantly in my 4 prayers. When I recall the tears you shed when we parted, I long by night and day to see you </text:span><text:span text:style-name="CharStyle15">5</text:span><text:span text:style-name="CharStyle14"> again; that would fill me with joy, for I am reminded of your sincere faith, a faith which dwelt first in your grandmother Lois and your mother Eunice, as it dwells (I am certain) in yourself. 6 Hence I would remind you to rekindle the divine gift which you received when my hands 7 were laid upon you; for God has not given us a timid spirit but a spirit of power and love and dis- 8 cipline. So do not be ashamed to testify to our Lord, and do not be ashamed of a prisoner of the Lord like myself; join me in bearing suffering for the gospel, 9 by the power of the God who has saved us and called us to a life of consecration—not for anything we have done but be­cause he chose to do it himself, by the grace which he gave us </text:span><text:span text:style-name="CharStyle16">io</text:span><text:span text:style-name="CharStyle14"> ages ago in Christ Jesus and has now revealed in the appearance of our Saviour Jesus Christ, who has put down death and brought life and immortality to light by ii the gospel. Of that gospel I have been appointed a herald and an apostle and a teacher,</text:span></text:p>
        <text:p text:style-name="P9"><text:span text:style-name="CharStyle14">and this is why I suffer as I do. 12 Still, I am not ashamed of it; I know whom I have trusted, and I am certain that he is able to keep what I have put into his hands, till the great Day.</text:span></text:p>
        <text:p text:style-name="P10"><text:span text:style-name="CharStyle14">Model yourself on the sound 13 instruction you have had from me in the faith and love of Christ Jesus. Keep the great 14 securities of your faith intact, by aid of the holy Spirit that dwells within us. You are aware 15 that all the Asiatics have dis­carded me, including Phygelus and Hermogenes. May the Lord 16 show favour to the household of Onesiphorus, for many a time he braced me up; he was not ashamed of my imprisonment— no, he made eager search for me 17 when he reached Rome, and he found me (may he find favour 18 with the Lord on the great Day! The Lord grant it!). And you know right well what a help he was to me in Ephesus.</text:span></text:p>
        <text:p text:style-name="P12"><text:span text:style-name="CharStyle18">Now, my son, be strong in o the grace of Christ Jesus, and, “ 2 as for the instructions I gave you in presence of many witnesses, transmit them to trustworthy men, that they may be compe­tent to teach others.</text:span></text:p>
        <text:p text:style-name="P10"><text:span text:style-name="CharStyle14">Join the ranks of those who 3 bear suffering, like a loyal sol­dier of Christ Jesus. No soldier 4 gets entangled in civil pursuits; his aim is to satisfy his com­mander. Again, a competitor in </text:span><text:span text:style-name="CharStyle15">5 </text:span><text:span text:style-name="CharStyle14">the games is not crowned unless he observes the rules. The </text:span><text:span text:style-name="CharStyle15">6 </text:span><text:span text:style-name="CharStyle14">farmer who has done the work must have the first share of the fruit. Think what </text:span><text:span text:style-name="CharStyle15">7 </text:span><text:span text:style-name="CharStyle14">I mean! The Lord will help</text:span></text:p>
      </text:section>
      <text:section text:style-name="Sect4" text:name="Section3">
        <text:p text:style-name="P23"><text:span text:style-name="CharStyle14">you to understand it perfectly.</text:span></text:p>
        <text:list xml:id="list2423770131314684941" text:style-name="L1">
          <text:list-item>
            <text:p text:style-name="P25"><text:span text:style-name="CharStyle14"><text:tab/>Never forget “Jesus Christ risen from the dead, descended from David”—according to my</text:span></text:p>
          </text:list-item>
          <text:list-item>
            <text:p text:style-name="P26"><text:span text:style-name="CharStyle14"><text:tab/>gospel, for which I have to suffer imprisonment as if I were a criminal. (But there is no prison</text:span></text:p>
          </text:list-item>
          <text:list-item>
            <text:p text:style-name="P27"><text:span text:style-name="CharStyle14"><text:tab/>for the word of God.) All I en­dure is for the sake of the elect, to let them obtain their share of the salvation of Christ Jesus and</text:span></text:p>
          </text:list-item>
          <text:list-item>
            <text:p text:style-name="P27"><text:span text:style-name="CharStyle14"><text:tab/>also of eternal glory. It is a sure word, that</text:span></text:p>
          </text:list-item>
        </text:list>
        <text:p text:style-name="P19"><text:span text:style-name="CharStyle14">“If we have died with him, we shall live with him,</text:span></text:p>
        <text:list xml:id="list2810978222649456306" text:style-name="L2">
          <text:list-item>
            <text:p text:style-name="P36"><text:span text:style-name="CharStyle15"><text:tab/></text:span><text:span text:style-name="CharStyle14">if we endure, then we shall reign with him, if we disown him, then he will disown us,</text:span></text:p>
          </text:list-item>
        </text:list>
        <text:list xml:id="list8807815569721131894" text:style-name="L3">
          <text:list-item>
            <text:p text:style-name="P29"><text:span text:style-name="CharStyle14"><text:tab/>if we are faithless, he remains</text:span></text:p>
          </text:list-item>
        </text:list>
        <text:p text:style-name="P14"><text:span text:style-name="CharStyle14">faithful”—</text:span></text:p>
        <text:p text:style-name="P16"><text:span text:style-name="CharStyle14">for he cannot be untrue to him­self.</text:span></text:p>
        <text:list xml:id="list172335869663983" text:continue-numbering="true" text:style-name="L3">
          <text:list-item>
            <text:p text:style-name="P28"><text:span text:style-name="CharStyle14"><text:tab/>Remind men of this: adjure them before the Lord not to bandy arguments—no good comes out of that, it only means the undoing of your audience.</text:span></text:p>
          </text:list-item>
          <text:list-item>
            <text:p text:style-name="P28"><text:span text:style-name="CharStyle14"><text:tab/>Do your utmost to let God see that you at least are a sound workman, with no need to be ashamed of the way you handle</text:span></text:p>
          </text:list-item>
          <text:list-item>
            <text:p text:style-name="P28"><text:span text:style-name="CharStyle14"><text:tab/>the word of the Truth. Avoid all that profane jargon, for it leads people still further into</text:span></text:p>
          </text:list-item>
          <text:list-item>
            <text:p text:style-name="P28"><text:span text:style-name="CharStyle14"><text:tab/>irreligion, and their doctrine spreads like a gangrene. So it is with Hymenseus and Philetus;</text:span></text:p>
          </text:list-item>
          <text:list-item>
            <text:p text:style-name="P28"><text:span text:style-name="CharStyle14"><text:tab/>they have failed in the Truth by arguing that the resurrection has taken place already, and they are undermining some people’s</text:span></text:p>
          </text:list-item>
          <text:list-item>
            <text:p text:style-name="P31"><text:span text:style-name="CharStyle14"><text:tab/>faith. But the solid foundation laid by God remains, and this is its inscription:</text:span></text:p>
          </text:list-item>
        </text:list>
        <text:p text:style-name="P20"><text:span text:style-name="CharStyle21">the Lord cares for His own, </text:span><text:span text:style-name="CharStyle22">and</text:span></text:p>
        <text:p text:style-name="P17"><text:span text:style-name="CharStyle14">‘let everyone who names the name of the Lord give up evil.’</text:span></text:p>
        <text:list xml:id="list172336879721313" text:continue-numbering="true" text:style-name="L3">
          <text:list-item>
            <text:p text:style-name="P32"><text:span text:style-name="CharStyle14"><text:tab/>In any great house there are in­deed vessels not only of gold and</text:span></text:p>
          </text:list-item>
        </text:list>
        <text:p text:style-name="P9"><text:span text:style-name="CharStyle14">silver but also of wood and clay, some for noble, some for menial service. If one will only keep 21 clear of the latter, he will be put to noble use, he will be conse­crated and useful to the Owner of the House, he will be set apart for good work of all kinds. So 22 shun the lusts of youth and aim at integrity, faith, love and peace, in the company of those who invoke the Lord out of a pure heart.</text:span></text:p>
        <text:p text:style-name="P12"><text:span text:style-name="CharStyle18">Shut your mind against fool- </text:span><text:span text:style-name="CharStyle23">23 </text:span><text:span text:style-name="CharStyle18">ish, popular controversy; be sure that only breeds strife. And the </text:span><text:span text:style-name="CharStyle23">24 </text:span><text:span text:style-name="CharStyle18">Lord’s servant must not be a man of strife; he must be kind to everybody, a skilled teacher, a man who will not resent injuries; he must be gentle in his admoni- </text:span><text:span text:style-name="CharStyle23">25 </text:span><text:span text:style-name="CharStyle18">tions to the opposition—perhaps God may let them change their mind and admit the Truth; they </text:span><text:span text:style-name="CharStyle23">26 </text:span><text:span text:style-name="CharStyle18">may come to their senses again and escape the snare of the devil, as they are brought back to life by God to do his will.</text:span></text:p>
        <text:p text:style-name="P10"><text:span text:style-name="CharStyle14">Mark this, there are hard 0 times coming in the last days. </text:span><text:span text:style-name="CharStyle15">*5 </text:span><text:span text:style-name="CharStyle14">For men will be selfish, fond of 2 money, boastful, haughty, abu­sive, disobedient to their par­ents, ungrateful, irreverent, cal- </text:span><text:span text:style-name="CharStyle24">3 </text:span><text:span text:style-name="CharStyle14">lous, relentless, scurrilous, disso­lute, and savage; they will hate goodness, they will be treacher- 4 ous, reckless and conceited, pre­ferring pleasure to God—for 5 though they keep up a form of religion, they will have nothing to do with it as a force. Avoid all such. Some of them worm f* their way into families and get hold of women-folk who feel crushed by the burden of their sins—wayward creatures of im­pulse, always curious to learn 7 and never able to attain the knowledge of the Truth. For 8 these guides of theirs are hostile</text:span></text:p>
        <text:p text:style-name="P24"><text:span text:style-name="CharStyle14">to the Truth, just as Jannes and Jambres were hostile to Moses; they are depraved in mind and useless for any purpose of faith.</text:span></text:p>
        <text:p text:style-name="P13"><text:span text:style-name="CharStyle14">9 However, they will get no fur­ther, for their aberration will be detected by everyone, as was the case with these magicians.</text:span></text:p>
        <text:p text:style-name="P13"><text:span text:style-name="CharStyle14">io Now you have followed my teaching, my practice, my aims, my faith, my patience, my love,</text:span></text:p>
        <text:p text:style-name="P13"><text:span text:style-name="CharStyle14">n my stedfastness, my persecu­tions, my sufferings—all that be­fell me at Antioch, Iconium and Lystra, all the persecutions I had to undergo, from which the</text:span></text:p>
        <text:list xml:id="list172314534504934" text:style-name="L1">
          <text:list-item>
            <text:p text:style-name="P30"><text:span text:style-name="CharStyle14"><text:tab/>Lord rescued me. (Yes, and all who would live the religious life in Christ Jesus will be perse-</text:span></text:p>
          </text:list-item>
          <text:list-item>
            <text:p text:style-name="P30"><text:span text:style-name="CharStyle14"><text:tab/>cuted.) Bad characters and im­postors will go from bad to worse, deceiving others and de-</text:span></text:p>
          </text:list-item>
          <text:list-item>
            <text:p text:style-name="P30"><text:span text:style-name="CharStyle14"><text:tab/>ceived themselves; but hold you to what you have been taught, hold to your convictions, re­member who your teachers were,</text:span></text:p>
          </text:list-item>
          <text:list-item>
            <text:p text:style-name="P30"><text:span text:style-name="CharStyle14"><text:tab/>remember how you have known from childhood the sacred writ­ings that can impart saving wis­dom by faith in Christ Jesus.</text:span></text:p>
          </text:list-item>
        </text:list>
        <text:p text:style-name="P13"><text:span text:style-name="CharStyle14">1.6 All scripture is inspired by God and profitable for teaching, for reproof, for amendment, and for</text:span></text:p>
        <text:p text:style-name="P7"><text:span text:style-name="CharStyle14">1</text:span><text:span text:style-name="CharStyle24">7</text:span><text:span text:style-name="CharStyle14"> moral discipline, to make the man of God proficient and equip him for good work of every kind. In presence of God and of Christ Jesus who will judge the living and the dead, in the light of his appearance and his</text:span></text:p>
        <text:p text:style-name="P13"><text:span text:style-name="CharStyle15">3</text:span><text:span text:style-name="CharStyle14"> reign, I adjure you to preach the word; keep at it in season and out of season, refuting, checking, and. exhorting men; never lose patience with them, and never give up your teaching;</text:span></text:p>
        <text:list xml:id="list7288500073333731321" text:style-name="L4">
          <text:list-item>
            <text:p text:style-name="P33"><text:span text:style-name="CharStyle14"><text:tab/>for the time will come when peo­ple decline to be taught sound doctrine, they will accumulate teachers to suit themselves and</text:span></text:p>
          </text:list-item>
          <text:list-item>
            <text:p text:style-name="P34"><text:span text:style-name="CharStyle14"><text:tab/>tickle their own fancies, they</text:span></text:p>
          </text:list-item>
        </text:list>
        <text:p text:style-name="P8"><text:span text:style-name="CharStyle14">will give up listening to the Truth and turn to myths.</text:span></text:p>
        <text:p text:style-name="P15"><text:span text:style-name="CharStyle14">Whatever happens, be self- 5 possessed, flinch from no suffer­ing, do your work as an evangel­ist, and discharge all your duties as a minister.</text:span></text:p>
        <text:p text:style-name="P15"><text:span text:style-name="CharStyle14">The last drops of my own sac- 6 rifice are falling; my time to go has come. 1 have fought in 7 the good fight; I have run my course; I have kept the faith. Now the crown of a good life 8 awaits me, with which the Lord, that just Judge, will reward me on the great Day—and not only me but all who have loved and longed for his appearance.</text:span></text:p>
        <text:p text:style-name="P15"><text:span text:style-name="CharStyle14">Do your best to come soon to 9 me, for Demas, in his love for 10 this world, has deserted me and gone to Thessalonica; Crescens is off to Gaul, Titus to Dalmatia, Luke is the only one who is with 11 me. Pick up Mark and bring him along with you, for he is use­ful in helping me. (I have had 12 to send Tychicus to Ephesus.) When you come, bring the 13 mantle I left at Troas with Car­pus, also my books, and par­ticularly my papers.</text:span></text:p>
        <text:p text:style-name="P15"><text:span text:style-name="CharStyle14">Alexander the blacksmith has 14 done me great harm: </text:span><text:span text:style-name="CharStyle24">the Lord will pay him back for what he has done</text:span><text:span text:style-name="CharStyle14"> (beware of him), for he 15 has been bitterly hostile to any­thing I have said. The first 16 time I had to defend myself, I had no supporters; everyone de­serted me. (God grant it may not be brought up against them!) But the Lord supported 17 me and gave me strength to make a full statement of the gospel, for all the heathen to hear it, and I was rescued </text:span><text:span text:style-name="CharStyle24">from the jaws of the lion.</text:span><text:span text:style-name="CharStyle14"> The Lord 18 will rescue me from every as­sault of evil, he will bring me</text:span></text:p>
        <text:p text:style-name="P16"><text:span text:style-name="CharStyle14">safe to his own realm in heaven. To him be glory for ever and ever! Amen.</text:span></text:p>
        <text:list xml:id="list2505964222583680580" text:style-name="L5">
          <text:list-item>
            <text:p text:style-name="P35"><text:span text:style-name="CharStyle14"><text:tab/>Salute Prisca and Aquila and the household of One- siphorus.</text:span></text:p>
          </text:list-item>
          <text:list-item>
            <text:p text:style-name="P35"><text:span text:style-name="CharStyle14"><text:tab/>Erastus stayed on at Corinth; I left Trophimus ill at Miletus.</text:span></text:p>
          </text:list-item>
        </text:list>
        <text:p text:style-name="P9"><text:span text:style-name="CharStyle14">Do your best to come before </text:span><text:span text:style-name="CharStyle24">21 </text:span><text:span text:style-name="CharStyle14">winter.</text:span></text:p>
        <text:p text:style-name="P18"><text:soft-page-break/><text:span text:style-name="CharStyle14">Eubulus salutes you; so do Pudens, Linus, Claudia, and all the brotherhood.</text:span></text:p>
        <text:p text:style-name="P10"><text:span text:style-name="CharStyle14">The Lord Jesus be with your 22 spirit.</text:span></text:p>
        <text:p text:style-name="P11"><text:span text:style-name="CharStyle14">Grace be with yo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end"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39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5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9%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14">
      <style:text-properties fo:color="#000000" style:text-position="0% 100%" style:font-name="AngsanaUPC" fo:font-family="AngsanaUPC" fo:font-size="13pt" fo:letter-spacing="-0.0138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6" style:family="text" style:parent-style-name="CharStyle14">
      <style:text-properties fo:font-variant="small-caps" fo:color="#000000" style:text-position="0% 100%" fo:letter-spacing="normal" fo:language="en" fo:country="US" style:language-asian="en" style:country-asian="US" style:language-complex="en" style:country-complex="US" style:text-scale="100%"/>
    </style:style>
    <style:style style:name="CharStyle18"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19" style:family="text" style:parent-style-name="CharStyle6">
      <style:text-properties fo:color="#000000" style:text-position="0% 100%" fo:font-size="15pt" fo:letter-spacing="normal" fo:language="en" fo:country="US" style:font-size-asian="15pt" style:language-asian="en" style:country-asian="US" style:font-size-complex="15pt" style:language-complex="en" style:country-complex="US" style:text-scale="100%"/>
    </style:style>
    <style:style style:name="CharStyle21"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22" style:family="text" style:parent-style-name="CharStyle21">
      <style:text-properties fo:color="#000000" style:text-position="0% 100%" fo:font-size="8.5pt" fo:letter-spacing="normal" fo:language="en" fo:country="US" fo:font-style="normal" fo:font-weight="normal" style:font-size-asian="8.5pt" style:language-asian="en" style:country-asian="US" style:font-style-asian="normal" style:font-weight-asian="normal" style:font-size-complex="8.5pt" style:language-complex="en" style:country-complex="US" style:font-style-complex="normal" style:font-weight-complex="normal" style:text-scale="100%"/>
    </style:style>
    <style:style style:name="CharStyle23" style:family="text" style:parent-style-name="CharStyle18">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24"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3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945in" fo:margin-left="0in" fo:margin-right="0in" fo:margin-bottom="0in"/>
      </style:header-style>
      <style:footer-style>
        <style:header-footer-properties fo:min-height="3.5445in" fo:margin-left="0in" fo:margin-right="0in" fo:margin-top="3.544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73in" fo:margin-left="0in" fo:margin-right="0in" fo:margin-bottom="0in"/>
      </style:header-style>
      <style:footer-style>
        <style:header-footer-properties fo:min-height="3.5689in" fo:margin-left="0in" fo:margin-right="0in" fo:margin-top="3.5689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3154in" svg:y="7.4583in" draw:z-index="0"><draw:text-box fo:min-height="0.0902in" fo:min-width="0.1736in"><text:p text:style-name="MP3"><text:span text:style-name="CharStyle7">267</text:span></text:p></draw:text-box></draw:frame></text:p>
      </style:footer>
    </style:master-page>
    <style:master-page style:name="PageStyle1" style:page-layout-name="Mpm3">
      <style:header>
        <text:p text:style-name="MP1"><draw:frame draw:style-name="Mfr1" draw:name="1" text:anchor-type="paragraph" svg:x="1.0992in" svg:y="0.611in" draw:z-index="0"><draw:text-box fo:min-height="0.1201in" fo:min-width="2.5835in"><text:p text:style-name="MP4"><text:span text:style-name="CharStyle19">268<text:tab/>2 TIMOTHEUS S</text:span></text:p></draw:text-box></draw:frame></text:p>
      </style:header>
      <style:header-left>
        <text:p text:style-name="MP1"><draw:frame draw:style-name="Mfr1" draw:name="2" text:anchor-type="paragraph" svg:x="1.0992in" svg:y="0.611in" draw:z-index="1"><draw:text-box fo:min-height="0.1201in" fo:min-width="2.5835in"><text:p text:style-name="MP4"><text:span text:style-name="CharStyle19">268<text:tab/>2 TIMOTHEUS S</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3" text:anchor-type="paragraph" svg:x="2.6264in" svg:y="0.628in" draw:z-index="2"><draw:text-box fo:min-height="0.1134in" fo:min-width="2.5736in"><text:p text:style-name="MP5"><text:span text:style-name="CharStyle7">2 TIMOTHEUS 4<text:tab/>269</text:span></text:p></draw:text-box></draw:frame></text:p>
      </style:header>
      <style:header-left>
        <text:p text:style-name="MP1"><draw:frame draw:style-name="Mfr1" draw:name="4" text:anchor-type="paragraph" svg:x="1.1016in" svg:y="0.6516in" draw:z-index="3"><draw:text-box fo:min-height="0.1035in" fo:min-width="2.5866in"><text:p text:style-name="MP6"><text:span text:style-name="CharStyle7">270<text:tab/>2 TIMOTHEUS 4</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4" meta:paragraph-count="60" meta:word-count="1851" meta:character-count="9481" meta:non-whitespace-character-count="7699"/>
    <meta:generator>LibreOffice/4.4.5.2$Windows_x86 LibreOffice_project/a22f674fd25a3b6f45bdebf25400ed2adff0ff99</meta:generator>
  </office:meta>
</office:document-meta>
</file>